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6e64c" draw:opacity="50%" draw:textarea-horizontal-align="justify" draw:textarea-vertical-align="middle" draw:auto-grow-height="false" draw:shadow="hidden" draw:shadow-opacity="50%"/>
    </style:style>
    <style:style style:name="gr2" style:family="graphic" style:parent-style-name="standard">
      <style:graphic-properties draw:stroke="none" draw:fill-color="#94bd5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152cm" draw:marker-start-width="0.427cm" draw:marker-end-width="0.427cm" draw:fill="solid" draw:fill-color="#ffffff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0cm" fo:min-width="4.361cm" fo:padding-top="0.15cm" fo:padding-bottom="0.15cm" fo:padding-left="0.275cm" fo:padding-right="0.275cm"/>
    </style:style>
    <style:style style:name="gr7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464cm" fo:min-width="6.25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533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2.173cm" fo:min-width="4.32cm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1.87cm" fo:min-width="5.686cm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solid" draw:fill-color="#3deb3d" draw:opacity="50%" draw:textarea-horizontal-align="justify" draw:textarea-vertical-align="middle" draw:auto-grow-height="false" draw:shadow-opacity="50%"/>
    </style:style>
    <style:style style:name="gr15" style:family="graphic" style:parent-style-name="standard">
      <style:graphic-properties draw:stroke="none" draw:fill="solid" draw:fill-color="#5c8526" draw:opacity="50%" draw:textarea-horizontal-align="justify" draw:textarea-vertical-align="middle" draw:auto-grow-height="false" draw:shadow-opacity="50%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fo:language="en" fo:country="US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g>
          <draw:path draw:style-name="gr1" draw:text-style-name="P1" draw:layer="layout" svg:width="29.079cm" svg:height="19.381cm" svg:x="-16.149cm" svg:y="5.667cm" svg:viewBox="0 0 29080 19382" svg:d="m0 19382 29080-19382h-29080zm0 19382zm29080-19382z">
            <text:p/>
          </draw:path>
          <draw:custom-shape draw:style-name="gr2" draw:text-style-name="P1" draw:layer="layout" svg:width="29.078cm" svg:height="19.38cm" svg:x="-1.398cm" svg:y="-4.192cm">
            <text:p/>
            <draw:enhanced-geometry svg:viewBox="0 0 21600 21600" draw:mirror-vertical="false" draw:mirror-horizontal="true" draw:glue-points="10800 0 5400 10800 0 21600 10800 21600 21600 21600 16200 10800" draw:text-areas="1900 12700 12700 19700" draw:type="right-triangle" draw:enhanced-path="M 0 0 L 21600 21600 0 21600 0 0 Z N"/>
          </draw:custom-shape>
        </draw:g>
        <draw:line draw:style-name="gr3" draw:text-style-name="P1" draw:layer="layout" svg:x1="1.071cm" svg:y1="9.348cm" svg:x2="27.471cm" svg:y2="9.35cm">
          <text:p/>
        </draw:line>
        <draw:g>
          <draw:line draw:style-name="gr4" draw:text-style-name="P1" draw:layer="layout" svg:x1="6.251cm" svg:y1="9.325cm" svg:x2="6.251cm" svg:y2="9.96cm">
            <text:p/>
          </draw:line>
          <draw:frame draw:style-name="gr5" draw:text-style-name="P2" draw:layer="layout" svg:width="5.532cm" svg:height="2.665cm" svg:x="1.198cm" svg:y="9.961cm">
            <draw:text-box>
              <text:p><text:span text:style-name="T1">August 2004: Alpha Stage</text:span></text:p>
              <text:list text:style-name="L1">
                <text:list-item>
                  <text:p><text:span text:style-name="T2"><text:s/></text:span><text:span text:style-name="T2">Development resumed</text:span></text:p>
                </text:list-item>
                <text:list-item>
                  <text:p><text:span text:style-name="T2"><text:s/></text:span><text:span text:style-name="T2">R engine running in a thread</text:span></text:p>
                </text:list-item>
                <text:list-item>
                  <text:p><text:span text:style-name="T3"><text:s/></text:span><text:span text:style-name="T3">Support for multiple</text:span><text:span text:style-name="T3"><text:line-break/></text:span><text:span text:style-name="T3"> <text:s/>data.frames</text:span></text:p>
                </text:list-item>
                <text:list-item>
                  <text:p><text:span text:style-name="T2"><text:s/></text:span><text:span text:style-name="T2">Two developers</text:span></text:p>
                </text:list-item>
              </text:list>
            </draw:text-box>
          </draw:frame>
        </draw:g>
        <draw:line draw:style-name="gr4" draw:text-style-name="P1" draw:layer="layout" svg:x1="11.417cm" svg:y1="9.325cm" svg:x2="11.417cm" svg:y2="9.96cm">
          <text:p/>
        </draw:line>
        <draw:g>
          <draw:frame draw:style-name="gr6" draw:text-style-name="P2" draw:layer="layout" svg:width="6.165cm" svg:height="3.059cm" svg:x="13.427cm" svg:y="9.959cm">
            <draw:text-box>
              <text:p><text:span text:style-name="T1">2009: Porting to KDE4 &amp; Qt4</text:span></text:p>
              <text:list text:style-name="L1">
                <text:list-item>
                  <text:p><text:span text:style-name="T3"><text:s/></text:span><text:span text:style-name="T3">Porting to KDE4 and Qt4 </text:span></text:p>
                </text:list-item>
                <text:list-item>
                  <text:p><text:span text:style-name="T2"><text:s/></text:span><text:span text:style-name="T2">Qt3 branch continues to be</text:span><text:span text:style-name="T2"><text:line-break/></text:span><text:span text:style-name="T2"> <text:s/>maintained but no new features</text:span><text:span text:style-name="T2"><text:line-break/></text:span><text:span text:style-name="T2"> <text:s/>included</text:span></text:p>
                </text:list-item>
                <text:list-item>
                  <text:p><text:span text:style-name="T2"><text:s/></text:span><text:span text:style-name="T2">Qt4 branch stabilized, and</text:span><text:span text:style-name="T2"><text:line-break/></text:span><text:span text:style-name="T2"> <text:s/>initial port to MS Windows platform</text:span></text:p>
                </text:list-item>
              </text:list>
            </draw:text-box>
          </draw:frame>
          <draw:line draw:style-name="gr4" draw:text-style-name="P1" draw:layer="layout" svg:x1="16.35cm" svg:y1="9.325cm" svg:x2="16.35cm" svg:y2="9.96cm">
            <text:p/>
          </draw:line>
        </draw:g>
        <draw:g>
          <draw:line draw:style-name="gr4" draw:text-style-name="P1" draw:layer="layout" svg:x1="18.089cm" svg:y1="8.731cm" svg:x2="18.089cm" svg:y2="9.366cm">
            <text:p/>
          </draw:line>
        </draw:g>
        <draw:line draw:style-name="gr7" draw:text-style-name="P1" draw:layer="layout" svg:x1="20.379cm" svg:y1="9.325cm" svg:x2="20.379cm" svg:y2="9.989cm">
          <text:p/>
        </draw:line>
        <draw:frame draw:style-name="gr8" draw:text-style-name="P2" draw:layer="layout" svg:width="7.787cm" svg:height="3.059cm" svg:x="19.819cm" svg:y="9.944cm">
          <draw:text-box>
            <text:p><text:span text:style-name="T1">2010: Qt4 branch and new features</text:span></text:p>
            <text:list text:style-name="L1">
              <text:list-item>
                <text:p><text:span text:style-name="T3"><text:s text:c="2"/></text:span><text:span text:style-name="T3">Move from PHP to JavaSript back-end</text:span></text:p>
              </text:list-item>
              <text:list-item>
                <text:p><text:span text:style-name="T2"><text:s text:c="2"/></text:span><text:span text:style-name="T2">Stable running port on MS Windows <text:s text:c="17"/>platforms</text:span></text:p>
              </text:list-item>
              <text:list-item>
                <text:p><text:span text:style-name="T2"><text:s text:c="2"/></text:span><text:span text:style-name="T2">Proof of concept on Mac OS X</text:span></text:p>
              </text:list-item>
              <text:list-item>
                <text:p><text:span text:style-name="T2"><text:s text:c="2"/></text:span><text:span text:style-name="T2">New features (e.g. plot history)</text:span></text:p>
              </text:list-item>
              <text:list-item>
                <text:p><text:span text:style-name="T2"><text:s text:c="2"/></text:span><text:span text:style-name="T2">More option to script complex plugins</text:span></text:p>
              </text:list-item>
            </text:list>
          </draw:text-box>
        </draw:frame>
        <draw:g>
          <draw:line draw:style-name="gr4" draw:text-style-name="P1" draw:layer="layout" svg:x1="8.712cm" svg:y1="8.742cm" svg:x2="8.712cm" svg:y2="9.385cm">
            <text:p/>
          </draw:line>
          <draw:frame draw:style-name="gr9" draw:text-style-name="P2" draw:layer="layout" svg:width="8.245cm" svg:height="2.833cm" svg:x="5.957cm" svg:y="6.004cm">
            <draw:text-box>
              <text:p><text:span text:style-name="T1">End of 2005</text:span></text:p>
              <text:list text:style-name="L1">
                <text:list-item>
                  <text:p><text:span text:style-name="T2"><text:s text:c="2"/></text:span><text:span text:style-name="T2">Packages for major distributions (e.g. Debian, <text:s text:c="5"/>Fedora)</text:span></text:p>
                </text:list-item>
                <text:list-item>
                  <text:p><text:span text:style-name="T2"><text:s text:c="2"/></text:span><text:span text:style-name="T2">Basic statistical tests available as plugins</text:span></text:p>
                </text:list-item>
                <text:list-item>
                  <text:p><text:span text:style-name="T2"><text:s text:c="2"/></text:span><text:span text:style-name="T2">Addition of R console emulation and syntax <text:s text:c="9"/>highlighting</text:span></text:p>
                </text:list-item>
              </text:list>
            </draw:text-box>
          </draw:frame>
        </draw:g>
        <draw:g>
          <draw:frame draw:style-name="gr10" draw:layer="layout" svg:width="1.747cm" svg:height="0.806cm" svg:x="1.194cm" svg:y="13.1cm">
            <draw:text-box>
              <text:p><text:span text:style-name="T4">Years</text:span></text:p>
            </draw:text-box>
          </draw:frame>
          <draw:line draw:style-name="gr11" draw:text-style-name="P1" draw:layer="layout" svg:x1="1.399cm" svg:y1="12.918cm" svg:x2="3.19cm" svg:y2="12.918cm">
            <text:p/>
          </draw:line>
        </draw:g>
        <draw:g>
          <draw:line draw:style-name="gr4" draw:text-style-name="P1" draw:layer="layout" svg:x1="3.332cm" svg:y1="8.569cm" svg:x2="3.332cm" svg:y2="9.408cm">
            <text:p/>
          </draw:line>
          <draw:frame draw:style-name="gr12" draw:text-style-name="P2" draw:layer="layout" svg:width="4.985cm" svg:height="2.473cm" svg:x="0.621cm" svg:y="6.364cm">
            <draw:text-box>
              <text:p><text:span text:style-name="T1">End of 2002: </text:span><text:span text:style-name="T5">Project starts</text:span></text:p>
              <text:list text:style-name="L1">
                <text:list-item>
                  <text:p><text:span text:style-name="T3"><text:s text:c="2"/></text:span><text:span text:style-name="T2">Conceptual</text:span><text:span text:style-name="T3"> draft</text:span></text:p>
                </text:list-item>
                <text:list-item>
                  <text:p><text:span text:style-name="T2"><text:s text:c="2"/></text:span><text:span text:style-name="T2">Low development efforts</text:span></text:p>
                </text:list-item>
                <text:list-item>
                  <text:p><text:span text:style-name="T2"><text:s text:c="2"/></text:span><text:span text:style-name="T2">Development stopped</text:span><text:span text:style-name="T2"><text:line-break/></text:span><text:span text:style-name="T2"> <text:s text:c="2"/>after 0.1.0 release</text:span></text:p>
                </text:list-item>
              </text:list>
            </draw:text-box>
          </draw:frame>
        </draw:g>
        <draw:frame draw:style-name="gr5" draw:text-style-name="P2" draw:layer="layout" svg:width="6.254cm" svg:height="2.271cm" svg:x="6.971cm" svg:y="9.944cm">
          <draw:text-box>
            <text:p><text:span text:style-name="T5">2006: Accelerated Development</text:span></text:p>
            <text:list text:style-name="L1">
              <text:list-item>
                <text:p><text:span text:style-name="T2"><text:s text:c="2"/></text:span><text:span text:style-name="T2">Growing productive user base</text:span></text:p>
              </text:list-item>
              <text:list-item>
                <text:p><text:span text:style-name="T2"><text:s text:c="2"/></text:span><text:span text:style-name="T2">Inclusion of many plugins by <text:s text:c="14"/>external developers</text:span></text:p>
              </text:list-item>
              <text:list-item>
                <text:p><text:span text:style-name="T2"><text:s text:c="2"/></text:span><text:span text:style-name="T2">First localizations</text:span></text:p>
              </text:list-item>
            </text:list>
          </draw:text-box>
        </draw:frame>
        <draw:g>
          <draw:frame draw:style-name="gr13" draw:text-style-name="P2" draw:layer="layout" svg:width="6.236cm" svg:height="2.17cm" svg:x="14.756cm" svg:y="6.667cm">
            <draw:text-box>
              <text:p><text:span text:style-name="T1">End of 2009: close Qt3 branch</text:span></text:p>
              <text:list text:style-name="L1">
                <text:list-item>
                  <text:p><text:span text:style-name="T2"><text:s text:c="2"/></text:span><text:span text:style-name="T2">No further feature inclusion</text:span></text:p>
                </text:list-item>
                <text:list-item>
                  <text:p><text:span text:style-name="T2"><text:s text:c="2"/></text:span><text:span text:style-name="T2">Supported up to R 2.11.1</text:span></text:p>
                </text:list-item>
                <text:list-item>
                  <text:p><text:span text:style-name="T2"><text:s text:c="2"/></text:span><text:span text:style-name="T2">Support ended with R 2.12.0</text:span></text:p>
                </text:list-item>
              </text:list>
            </draw:text-box>
          </draw:frame>
        </draw:g>
        <draw:g>
          <draw:custom-shape draw:style-name="gr14" draw:text-style-name="P1" draw:layer="layout" svg:width="19.125cm" svg:height="1.4cm" svg:x="0.633cm" svg:y="13.823cm">
            <text:p text:style-name="P1">Linux / Unix / BSD only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7.88cm" svg:height="1.4cm" svg:x="19.729cm" svg:y="13.823cm">
            <text:p text:style-name="P1">Linux / Unix / BSD</text:p>
            <text:p text:style-name="P1">MS Windows / (MacOS X)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fan Rödiger</meta:initial-creator>
    <meta:creation-date>2010-12-03T15:42:26</meta:creation-date>
    <dc:date>2011-01-26T10:50:36</dc:date>
    <meta:editing-duration>PT01H33M14S</meta:editing-duration>
    <meta:editing-cycles>18</meta:editing-cycles>
    <meta:generator>OpenOffice.org/3.2$Linux OpenOffice.org_project/320m19$Build-9505</meta:generator>
    <dc:creator>Stefan Rödiger</dc:creator>
    <meta:document-statistic meta:object-count="53"/>
  </office:meta>
</office:document-meta>
</file>